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yTronBot Design Principles and Philosophy</text:p>
      <text:p text:style-name="Text_20_body"/>
      <text:p text:style-name="Text_20_body">My approach:</text:p>
      <text:list xml:id="list339191292" text:style-name="L1">
        <text:list-item>
          <text:p text:style-name="P1">Use a high level language to maximize the fun part (intelligent strategy development and winning) and minimize the non-fun part (managing memory, reinventing data structures, bit twiddling). I chose Python because the engine was already available, and its pretty clean and fun. Plus I had used it quite a bit in the past.</text:p>
        </text:list-item>
        <text:list-item>
          <text:p text:style-name="P1">Reuse implementations wherever possible. Leave those implementations alone as much as possible and write adapters to use them in my strategy against this problem domain. This is to keep focus on the problem domain and to reduce bugs expected in creating my own implementations.</text:p>
        </text:list-item>
        <text:list-item>
          <text:p text:style-name="P1">Find algorithms first by doing research in all my available resources (AIMA, CLRS, ACM, etc...). If no implementation for the algorithm is available, then implement it cleanly and in a tested manner using as straightforward an approach as possible.</text:p>
        </text:list-item>
        <text:list-item>
          <text:p text:style-name="P1">Use good software development practices throughout. Small bugs can be a huge deal in an environment like this and can cause a log of unnecessary losses or suspensions; so use unittesting for as much as possible, wherever practical. Also, this is a lot of code to throw around, so keep it reasonably documented as I go along.</text:p>
        </text:list-item>
        <text:list-item>
          <text:p text:style-name="P1">Given the rapid pace of the changes to the code and the exploratory nature of the project, it is easy to get confused as to how all the code interacts and which version is which. Thus, I will use version control throughout. I will make sure that the code all works as a whole by unit testing and but running sample games before committing to make sure the code is always in a good and stable state.</text:p>
        </text:list-item>
        <text:list-item>
          <text:p text:style-name="P1">Don't be afraid to take a step back and look at the bigger picture. There is more to this than code. Its a combination of an intelligent strategy and a decent implementation that wins. A losing strategy that does its work very fast and efficiently is still a losing strategy. Similarly, an intelligent strategy that crashes all the time, that isn't ready by the deadline, or that takes too long to complete its move is also a losing strateg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1T11:14:38</meta:creation-date>
    <dc:date>2010-02-21T11:17:32</dc:date>
    <meta:editing-duration>PT00H02M54S</meta:editing-duration>
    <meta:editing-cycles>2</meta:editing-cycles>
    <meta:generator>OpenOffice.org/3.1$Unix OpenOffice.org_project/310m19$Build-9420</meta:generator>
    <meta:document-statistic meta:table-count="0" meta:image-count="0" meta:object-count="0" meta:page-count="1" meta:paragraph-count="8" meta:word-count="362" meta:character-count="2076"/>
  </office:meta>
</office:document-meta>
</file>